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style:writing-mode="page"/>
    </style:style>
    <style:style style:name="Tableau1.D2" style:family="table-cell">
      <style:table-cell-properties fo:background-color="#808080" fo:padding="0cm" fo:border="none" style:writing-mode="page">
        <style:background-image/>
      </style:table-cell-properties>
    </style:style>
    <style:style style:name="Tableau1.C4" style:family="table-cell">
      <style:table-cell-properties fo:background-color="#808080" style:writing-mode="page">
        <style:background-image/>
      </style:table-cell-properties>
    </style:style>
    <style:style style:name="Tableau1.D4" style:family="table-cell">
      <style:table-cell-properties fo:background-color="#808080" style:writing-mode="page">
        <style:background-image/>
      </style:table-cell-properties>
    </style:style>
    <style:style style:name="Tableau1.C5" style:family="table-cell">
      <style:table-cell-properties fo:background-color="#808080" style:writing-mode="page">
        <style:background-image/>
      </style:table-cell-properties>
    </style:style>
    <style:style style:name="Tableau1.D6" style:family="table-cell">
      <style:table-cell-properties fo:background-color="#80808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9211e" style:font-name="Arial" fo:font-size="16pt" fo:language="en" fo:country="US" officeooo:rsid="0019b1fe" officeooo:paragraph-rsid="0019b1fe" style:font-size-asian="14pt" style:font-size-complex="16pt"/>
    </style:style>
    <style:style style:name="P2" style:family="paragraph" style:parent-style-name="Standard">
      <style:text-properties fo:color="#c9211e" style:font-name="Arial" fo:font-size="16pt" fo:language="en" fo:country="US" style:text-underline-style="solid" style:text-underline-width="auto" style:text-underline-color="font-color" officeooo:rsid="0019b1fe" officeooo:paragraph-rsid="0019b1fe" style:font-size-asian="14pt" style:font-size-complex="16pt"/>
    </style:style>
    <style:style style:name="P3" style:family="paragraph" style:parent-style-name="Standard">
      <style:text-properties fo:color="#3465a4" style:font-name="Arial" fo:font-size="16pt" fo:language="en" fo:country="US" style:text-underline-style="none" officeooo:rsid="0019b1fe" officeooo:paragraph-rsid="0019b1fe" style:font-size-asian="14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color="#5983b0" style:font-name="Arial" fo:font-size="16pt" fo:language="en" fo:country="US" officeooo:rsid="001b41f6" officeooo:paragraph-rsid="001b41f6" style:font-size-asian="14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color="#5983b0" style:font-name="Arial" fo:font-size="16pt" fo:language="en" fo:country="US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color="#5983b0" style:font-name="Arial" fo:font-size="16pt" fo:language="en" fo:country="US" officeooo:rsid="001b9d6a" officeooo:paragraph-rsid="001b9d6a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color="#5983b0" style:font-name="Arial" fo:font-size="16pt" fo:language="en" fo:country="US" officeooo:rsid="001e115f" officeooo:paragraph-rsid="001e115f" style:font-size-asian="14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color="#5983b0" style:font-name="Arial" fo:font-size="16pt" fo:language="en" fo:country="US" officeooo:rsid="001e861c" officeooo:paragraph-rsid="001e861c" style:font-size-asian="14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color="#7b3d00" style:font-name="Arial" fo:font-size="16pt" fo:language="en" fo:country="US" officeooo:rsid="001b41f6" officeooo:paragraph-rsid="001b41f6" style:font-size-asian="14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color="#650953" style:font-name="Arial" fo:font-size="16pt" fo:language="en" fo:country="US" officeooo:rsid="001b41f6" officeooo:paragraph-rsid="001b41f6" style:font-size-asian="14pt" style:font-size-complex="16pt"/>
    </style:style>
    <style:style style:name="P11" style:family="paragraph" style:parent-style-name="Standard">
      <style:text-properties fo:color="#3399ff" style:font-name="Arial" fo:font-size="18pt" fo:language="en" fo:country="US" style:text-underline-style="none" officeooo:paragraph-rsid="00200ed3" style:font-size-asian="18pt" style:font-size-complex="18pt"/>
    </style:style>
    <style:style style:name="P12" style:family="paragraph" style:parent-style-name="Standard" style:list-style-name="L1">
      <style:text-properties fo:color="#3399ff" style:font-name="Arial" fo:font-size="18pt" fo:language="en" fo:country="US" style:text-underline-style="none" officeooo:paragraph-rsid="00200ed3" style:font-size-asian="18pt" style:font-size-complex="18pt"/>
    </style:style>
    <style:style style:name="P13" style:family="paragraph" style:parent-style-name="Standard">
      <style:text-properties fo:color="#3399ff" style:font-name="Arial" fo:font-size="18pt" fo:language="en" fo:country="US" style:text-underline-style="none" officeooo:rsid="0019b1fe" officeooo:paragraph-rsid="00200ed3" style:font-size-asian="18pt" style:font-size-complex="18pt"/>
    </style:style>
    <style:style style:name="P14" style:family="paragraph" style:parent-style-name="Standard" style:list-style-name="L1">
      <style:text-properties fo:color="#3399ff" style:font-name="Arial" fo:font-size="18pt" fo:language="en" fo:country="US" style:text-underline-style="none" officeooo:rsid="00200ed3" officeooo:paragraph-rsid="00200ed3" style:font-size-asian="18pt" style:font-size-complex="18pt"/>
    </style:style>
    <style:style style:name="P15" style:family="paragraph" style:parent-style-name="Standard">
      <style:text-properties fo:color="#ff3333" fo:language="en" fo:country="US" style:text-underline-style="solid" style:text-underline-width="auto" style:text-underline-color="font-color" officeooo:paragraph-rsid="00200ed3"/>
    </style:style>
    <style:style style:name="P16" style:family="paragraph" style:parent-style-name="Standard">
      <style:text-properties fo:color="#ff3333" style:font-name="Arial" fo:font-size="18pt" fo:language="en" fo:country="US" style:text-underline-style="solid" style:text-underline-width="auto" style:text-underline-color="font-color" officeooo:paragraph-rsid="00200ed3" style:font-size-asian="18pt" style:font-size-complex="18pt"/>
    </style:style>
    <style:style style:name="P17" style:family="paragraph" style:parent-style-name="Standard">
      <style:text-properties fo:color="#0084d1" style:font-name="Arial" fo:font-size="18pt" fo:language="en" fo:country="US" style:text-underline-style="none" officeooo:paragraph-rsid="00200ed3" style:font-size-asian="18pt" style:font-size-complex="18pt"/>
    </style:style>
    <style:style style:name="P18" style:family="paragraph" style:parent-style-name="Standard">
      <style:text-properties officeooo:paragraph-rsid="00200ed3"/>
    </style:style>
    <style:style style:name="P19" style:family="paragraph" style:parent-style-name="Standard" style:list-style-name="L1">
      <style:text-properties officeooo:paragraph-rsid="00200ed3"/>
    </style:style>
    <style:style style:name="P20" style:family="paragraph" style:parent-style-name="Standard" style:list-style-name="L1">
      <style:text-properties officeooo:paragraph-rsid="0021d766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8pt" officeooo:paragraph-rsid="00200ed3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dc71"/>
    </style:style>
    <style:style style:name="T3" style:family="text">
      <style:text-properties fo:color="#009900"/>
    </style:style>
    <style:style style:name="T4" style:family="text">
      <style:text-properties fo:color="#009900" style:font-name="Arial" fo:font-size="18pt" fo:language="en" fo:country="US" style:text-underline-style="none" officeooo:rsid="00200ed3" style:font-size-asian="18pt" style:font-size-complex="18pt"/>
    </style:style>
    <style:style style:name="T5" style:family="text">
      <style:text-properties officeooo:rsid="00200ed3"/>
    </style:style>
    <style:style style:name="T6" style:family="text">
      <style:text-properties fo:color="#3465a4" officeooo:rsid="00200ed3"/>
    </style:style>
    <style:style style:name="T7" style:family="text">
      <style:text-properties fo:color="#3399ff" style:font-name="Arial" fo:font-size="18pt" fo:language="en" fo:country="US" style:text-underline-style="none" style:font-size-asian="18pt" style:font-size-complex="18pt"/>
    </style:style>
    <style:style style:name="T8" style:family="text">
      <style:text-properties fo:color="#3399ff" style:font-name="Arial" fo:font-size="18pt" fo:language="en" fo:country="US" style:text-underline-style="none" officeooo:rsid="00200ed3" style:font-size-asian="18pt" style:font-size-complex="18pt"/>
    </style:style>
    <style:style style:name="T9" style:family="text">
      <style:text-properties fo:color="#3399ff" style:font-name="Arial" fo:font-size="18pt" fo:language="en" fo:country="US" style:text-underline-style="none" officeooo:rsid="0021d766" style:font-size-asian="18pt" style:font-size-complex="18pt"/>
    </style:style>
    <style:style style:name="T10" style:family="text">
      <style:text-properties officeooo:rsid="0021d7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T 1</text:span> : <text:span text:style-name="T1">SCHOOL IN THE USA</text:span></text:p>
      <text:p text:style-name="P1"/>
      <text:p text:style-name="P2">Different cliques in high school</text:p>
      <text:p text:style-name="P2"/>
      <text:p text:style-name="P3">On the picture we can see a board game called « rise or fall » there are members of different [cliques / groups] the cheerleaders the starters the punks the goths the geeks the artists, the jocks and the cool teachers.</text:p>
      <text:p text:style-name="P3">The game is a mail biter it’s exciting, with a lot of suspense.</text:p>
      <text:p text:style-name="P3"/>
      <text:p text:style-name="P3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4">Student group</text:p>
          </table:table-cell>
          <table:table-cell table:style-name="Tableau1.A1" office:value-type="string">
            <text:p text:style-name="P9">Behavior</text:p>
          </table:table-cell>
          <table:table-cell table:style-name="Tableau1.A1" office:value-type="string">
            <text:p text:style-name="P9">Personality</text:p>
          </table:table-cell>
          <table:table-cell table:style-name="Tableau1.A1" office:value-type="string">
            <text:p text:style-name="P9">clothes</text:p>
          </table:table-cell>
        </table:table-row>
        <table:table-row>
          <table:table-cell table:style-name="Tableau1.A1" office:value-type="string">
            <text:p text:style-name="P10">Jocks</text:p>
          </table:table-cell>
          <table:table-cell table:style-name="Tableau1.A1" office:value-type="string">
            <text:p text:style-name="P6">Playing sports</text:p>
            <text:p text:style-name="P8">like : football, basketball, soccer, baseball, not interested in academic success</text:p>
          </table:table-cell>
          <table:table-cell table:style-name="Tableau1.A1" office:value-type="string">
            <text:p text:style-name="P8">Quite arrogant</text:p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10">Cheerleaders</text:p>
          </table:table-cell>
          <table:table-cell table:style-name="Tableau1.A1" office:value-type="string">
            <text:p text:style-name="P6">Cheers and</text:p>
          </table:table-cell>
          <table:table-cell table:style-name="Tableau1.A1" office:value-type="string">
            <text:p text:style-name="P7">Loud and</text:p>
          </table:table-cell>
          <table:table-cell table:style-name="Tableau1.A1" office:value-type="string">
            <text:p text:style-name="P7">Colourful, <text:span text:style-name="T2">hangout</text:span></text:p>
          </table:table-cell>
        </table:table-row>
        <table:table-row>
          <table:table-cell table:style-name="Tableau1.A1" office:value-type="string">
            <text:p text:style-name="P10">Geeks</text:p>
          </table:table-cell>
          <table:table-cell table:style-name="Tableau1.A1" office:value-type="string">
            <text:p text:style-name="P6">Recite the star war’s script</text:p>
          </table:table-cell>
          <table:table-cell table:style-name="Tableau1.C4" office:value-type="string">
            <text:p text:style-name="P5"/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10">Goths</text:p>
          </table:table-cell>
          <table:table-cell table:style-name="Tableau1.A1" office:value-type="string">
            <text:p text:style-name="P6">Listen to emo bands,</text:p>
          </table:table-cell>
          <table:table-cell table:style-name="Tableau1.C5" office:value-type="string">
            <text:p text:style-name="P5"/>
          </table:table-cell>
          <table:table-cell table:style-name="Tableau1.A1" office:value-type="string">
            <text:p text:style-name="P6">All black, chokers, ripped,</text:p>
          </table:table-cell>
        </table:table-row>
        <table:table-row>
          <table:table-cell table:style-name="Tableau1.A1" office:value-type="string">
            <text:p text:style-name="P10">Artists</text:p>
          </table:table-cell>
          <table:table-cell table:style-name="Tableau1.A1" office:value-type="string">
            <text:p text:style-name="P6">Join drama,</text:p>
          </table:table-cell>
          <table:table-cell table:style-name="Tableau1.A1" office:value-type="string">
            <text:p text:style-name="P5"/>
          </table:table-cell>
          <table:table-cell table:style-name="Tableau1.D6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10">Skaters</text:p>
          </table:table-cell>
          <table:table-cell table:style-name="Tableau1.A1" office:value-type="string">
            <text:p text:style-name="P6">Listen to music,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Baggy clothes, </text:p>
          </table:table-cell>
        </table:table-row>
      </table:table>
      <text:p text:style-name="P15"/>
      <text:p text:style-name="P16">CO about the cliques</text:p>
      <text:p text:style-name="P17"/>
      <text:p text:style-name="P17">a clique is group of <text:span text:style-name="T5">students</text:span> who share the same i<text:span text:style-name="T5">n</text:span>teres<text:span text:style-name="T5">t</text:span>, activities and styles</text:p>
      <text:p text:style-name="P17"/>
      <text:p text:style-name="P17"><text:span text:style-name="T5">sometimes</text:span>, the <text:span text:style-name="T5">members</text:span> of the groups can interact and <text:span text:style-name="T3">belong to </text:span><text:span text:style-name="T6">another group</text:span></text:p>
      <text:p text:style-name="P11"/>
      <text:list xml:id="list1196186293" text:style-name="L1">
        <text:list-item>
          <text:p text:style-name="P12">The jocks is a group of sporty boys who hang out with the cheerleaders</text:p>
        </text:list-item>
        <text:list-item>
          <text:p text:style-name="P12"><text:soft-page-break/><text:span text:style-name="T5">cheerleaders</text:span> : they cheer the football players <text:span text:style-name="T3">by waving</text:span> <text:span text:style-name="T5">pompoms</text:span> in the air, and <text:span text:style-name="T5">dancing</text:span></text:p>
          <text:p text:style-name="P14">they wear colorful uniform, they are loud and energetic.</text:p>
          <text:p text:style-name="P14"/>
        </text:list-item>
        <text:list-item>
          <text:p text:style-name="P19"><text:span text:style-name="T7">The geeks: </text:span><text:span text:style-name="T8">are crazy about computer new technologies.</text:span></text:p>
        </text:list-item>
      </text:list>
      <text:p text:style-name="P18"><text:span text:style-name="T8"/></text:p>
      <text:p text:style-name="P18"><text:span text:style-name="T8"><text:tab/>* goths wear ripped black jeans, make up (ever boys) <text:tab/>and </text:span><text:span text:style-name="T4">chokers.</text:span></text:p>
      <text:p text:style-name="P11"><text:tab/></text:p>
      <text:list xml:id="list143124432704602" text:continue-numbering="true" text:style-name="L1">
        <text:list-item>
          <text:p text:style-name="P20"><text:span text:style-name="T7">Artist :</text:span><text:span text:style-name="T9"> is a group of relaxed and musical people, who sing in a choir, play in a orchestra or join the photography club.</text:span></text:p>
          <text:p text:style-name="P20"><text:span text:style-name="T9"><text:s/></text:span></text:p>
        </text:list-item>
        <text:list-item>
          <text:p text:style-name="P12">The skaters <text:span text:style-name="T10">is a group cool persons who l</text:span>isten <text:span text:style-name="T10">to</text:span> music and have fun <text:span text:style-name="T10">by </text:span>skate bo<text:span text:style-name="T5">a</text:span>rd<text:span text:style-name="T10">ing.</text:span></text:p>
        </text:list-item>
        <text:list-item>
          <text:p text:style-name="P12"/>
        </text:list-item>
      </text:list>
      <text:p text:style-name="P11"><text:tab/><text:span text:style-name="T5">goths</text:span> wear ripped black jeans, make up (even boys) <text:tab/>and chokers</text:p>
      <text:list xml:id="list143125693258740" text:continue-numbering="true" text:style-name="L1">
        <text:list-header>
          <text:p text:style-name="P12">the artists is a group of relaxed and musical peopl<text:span text:style-name="T5">e</text:span>s who sing in a choir, play an instrument</text:p>
          <text:p text:style-name="P12">in an orchestra or join the photography club.</text:p>
        </text:list-header>
        <text:list-item>
          <text:p text:style-name="P12">The skaters is a group of peaceful/cool people who listen to music and </text:p>
        </text:list-item>
      </text:list>
      <text:p text:style-name="P11"/>
      <text:p text:style-name="P11"><text:tab/>have fun by skateboarding.</text:p>
      <text:p text:style-name="P11"/>
      <text:p text:style-name="P11"><text:tab/>They sometimes get into trouble for <text:span text:style-name="T5">skateboarding</text:span> in the corridor</text:p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+</text:p>
          </table:table-cell>
          <table:table-cell table:style-name="Tableau2.B1" office:value-type="string">
            <text:p text:style-name="P21">-</text:p>
          </table:table-cell>
        </table:table-row>
        <table:table-row>
          <table:table-cell table:style-name="Tableau2.A2" office:value-type="string">
            <text:p text:style-name="P21">Relexed</text:p>
          </table:table-cell>
          <table:table-cell table:style-name="Tableau2.B2" office:value-type="string">
            <text:p text:style-name="P21">Arrogant</text:p>
          </table:table-cell>
        </table:table-row>
        <table:table-row>
          <table:table-cell table:style-name="Tableau2.A2" office:value-type="string">
            <text:p text:style-name="P21">Peaceful</text:p>
          </table:table-cell>
          <table:table-cell table:style-name="Tableau2.B2" office:value-type="string">
            <text:p text:style-name="P21">Loud</text:p>
          </table:table-cell>
        </table:table-row>
        <table:table-row>
          <table:table-cell table:style-name="Tableau2.A2" office:value-type="string">
            <text:p text:style-name="P21">Energetic</text:p>
          </table:table-cell>
          <table:table-cell table:style-name="Tableau2.B2" office:value-type="string">
            <text:p text:style-name="P21">Rude</text:p>
          </table:table-cell>
        </table:table-row>
        <text:soft-page-break/>
        <table:table-row>
          <table:table-cell table:style-name="Tableau2.A2" office:value-type="string">
            <text:p text:style-name="P21">Sweet</text:p>
          </table:table-cell>
          <table:table-cell table:style-name="Tableau2.B2" office:value-type="string">
            <text:p text:style-name="P21">Shy</text:p>
          </table:table-cell>
        </table:table-row>
        <table:table-row>
          <table:table-cell table:style-name="Tableau2.A2" office:value-type="string">
            <text:p text:style-name="P21">Bind</text:p>
          </table:table-cell>
          <table:table-cell table:style-name="Tableau2.B2" office:value-type="string">
            <text:p text:style-name="P21">Selfish</text:p>
          </table:table-cell>
        </table:table-row>
        <table:table-row>
          <table:table-cell table:style-name="Tableau2.A2" office:value-type="string">
            <text:p text:style-name="P21">Nice</text:p>
          </table:table-cell>
          <table:table-cell table:style-name="Tableau2.B2" office:value-type="string">
            <text:p text:style-name="P21">Boring</text:p>
          </table:table-cell>
        </table:table-row>
        <table:table-row>
          <table:table-cell table:style-name="Tableau2.A2" office:value-type="string">
            <text:p text:style-name="P21">Modest</text:p>
          </table:table-cell>
          <table:table-cell table:style-name="Tableau2.B2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21">funny</text:p>
          </table:table-cell>
          <table:table-cell table:style-name="Tableau2.B2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4:39:21.670000000</meta:creation-date>
    <dc:date>2020-09-21T14:31:21.372000000</dc:date>
    <meta:editing-duration>PT28M23S</meta:editing-duration>
    <meta:editing-cycles>6</meta:editing-cycles>
    <meta:generator>LibreOffice/6.4.4.2$Windows_X86_64 LibreOffice_project/3d775be2011f3886db32dfd395a6a6d1ca2630ff</meta:generator>
    <meta:document-statistic meta:table-count="2" meta:image-count="0" meta:object-count="0" meta:page-count="3" meta:paragraph-count="62" meta:word-count="340" meta:character-count="1862" meta:non-whitespace-character-count="1582"/>
  </office:meta>
</office:document-meta>
</file>